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e usare le funzioni JavaScript in una app Vue.js</text:p>
      <text:p text:style-name="Standard"/>
      <text:p text:style-name="Standard"/>
      <text:p text:style-name="Standard">è possibile utilizzare funzioni JavaScript esterne in una app Vue.js.</text:p>
      <text:p text:style-name="Standard">Per farlo, basta importare il file js da utilizzare nell'header della pagina html e si avranno a disposizione anche nella app Vue tutte le funzioni in esso contenute. </text:p>
      <text:p text:style-name="Standard">Le funzioni javascript esterne potranno essere richiamate in modo diretto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10S</meta:editing-duration>
    <meta:editing-cycles>6</meta:editing-cycles>
    <meta:generator>OpenOffice/4.1.3$Win32 OpenOffice.org_project/413m1$Build-9783</meta:generator>
    <dc:date>2017-11-17T10:01:02.09</dc:date>
    <dc:creator>Marco Galeotti</dc:creator>
    <meta:document-statistic meta:table-count="0" meta:image-count="0" meta:object-count="0" meta:page-count="1" meta:paragraph-count="4" meta:word-count="57" meta:character-count="361"/>
    <meta:user-defined meta:name="Info 1"/>
    <meta:user-defined meta:name="Info 2"/>
    <meta:user-defined meta:name="Info 3"/>
    <meta:user-defined meta:name="Info 4"/>
  </office:meta>
</office:document-meta>
</file>